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GridConfig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ConfigFactory.DataGridConfig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GridConfigFactory.getInstance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